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1925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9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8">USB Audio 16 bit DAC+ADC </text:span><text:span text:style-name="T9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0">multichemistrybattery-charger control IC </text:span><text:span text:style-name="T11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2">One Cell Lithium-ion/Polymer Battery Protection IC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2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2">2-Cell Battery Packs Protection (Iload&lt;4A; Uload=7.4V; Uovercharge break=4.28V; Uovercharge release=4.08V; Uoverdischarge break=2.9V; Uoverdischarge release=3.0V; </text:span><text:span text:style-name="T14">Has No Balancing</text:span><text:span text:style-name="T15">)  </text:span><text:span text:style-name="T13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2">4-Cell Battery Packs Protection (Iload&lt;8A; Uload=14.8-16.8V; Uovercharge break=4.28V; Uovercharge release=4.08V; Uoverdischarge break=2.9V; Uoverdischarge release=3.0V; </text:span><text:span text:style-name="T14">Has No Balancing</text:span><text:span text:style-name="T15">) 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6">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 table:number-columns-repeated="5"/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 table:number-columns-repeated="1009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17">1M x 16Bit x 4 Banks Synchronous DRAM </text:span><text:span text:style-name="T18"> </text:span><text:span text:style-name="T19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3" table:number-columns-repeated="4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20">HALL-EFFECT ELEMENT. </text:span><text:span text:style-name="T2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0.8V Reference Ultra Low Dropout (0.2V@5A) Linear Regulator </text:span><text:span text:style-name="T22"> </text:span><text:span text:style-name="T2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6"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6"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6"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1.5MHz, 1A Step-Down Converter. Vi &lt;= 5.5V 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4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2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2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40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3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time-style style:name="N10134" number:language="ru" number:country="RU">
      <number:hours/>
      <number:text>:</number:text>
      <number:minutes number:style="long"/>
    </number:time-style>
    <number:number-style style:name="N10133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3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1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1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1P0"/>
    </number:number-style>
    <number:number-style style:name="N10130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0P2" style:volatile="true" number:language="ru" number:country="RU">
      <number:text> </number:text>
      <number:fill-character> </number:fill-character>
      <number:text>-р.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6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2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17" number:language="ru" number:country="RU">
      <number:month number:textual="true"/>
      <number:text>.</number:text>
      <number:year/>
    </number:dat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15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15P0"/>
    </number:number-style>
    <number:number-style style:name="N10113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3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4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1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number-style style:name="N10139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9P2" style:volatile="true" number:language="ru" number:country="RU">
      <number:text> </number:text>
      <number:fill-character> </number:fill-character>
      <number:text>-    </number:text>
    </number:number-style>
    <number:text-style style:name="N10139" number:language="ru" number:country="R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1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0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0P0"/>
    </number:number-style>
    <number:time-style style:name="N10108" number:language="ru" number:country="RU">
      <number:hours/>
      <number:text>:</number:text>
      <number:minutes number:style="long"/>
      <number:text> </number:text>
      <number:am-pm/>
    </number:time-style>
    <number:time-style style:name="N1010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2-19T05:34:38.124555727</dc:date>
    <meta:editing-cycles>130</meta:editing-cycles>
    <meta:editing-duration>P4DT22H53M42S</meta:editing-duration>
    <meta:generator>LibreOffice/7.3.7.2$Linux_X86_64 LibreOffice_project/30$Build-2</meta:generator>
    <meta:document-statistic meta:table-count="1" meta:cell-count="22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